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DescriptorUtils.determineBasicProperties( Class &lt; ? &gt; beanClas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BasicPropertyDescriptor.getWriteMetho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DescriptorUtils.copyNonMethodProperties( PropertyDescriptor source , PropertyDescriptor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icPropertyDescriptor.getRea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ropertyDescriptor.BasicPropertyDescriptor( String propertyName , @ Nullable Method readMethod , @ Nullable Method write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scriptorUtils.findPropertyType( @ Nullable Method readMethod , @ Nullable Method writeMetho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asicPropertyDescriptor.setWriteMethod( @ Nullable Method write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ropertyDescriptor.addWriteMethod( Method write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PropertyDescriptor.setReadMethod( @ Nullable Method rea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scriptorUtils.findIndexedPropertyType( String name , @ Nullable Class &lt; ? &gt; propertyType , @ Nullable Method indexedReadMethod , @ Nullable Method indexedWriteMetho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ropertyDescriptorUtils.equals( PropertyDescriptor pd , PropertyDescriptor otherP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